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D3000001875780442AFCF9FA9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952cm" svg:height="3.309cm" svg:x="8.532cm" svg:y="13.183cm">
          <draw:image xlink:href="Pictures/10000201000001D3000001875780442AFCF9FA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50:28.114815360</meta:creation-date>
    <dc:date>2018-02-09T16:50:46.068287632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